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Ashleigh White</text:span></text:p>
      <text:p text:style-name="P1"><text:span text:style-name="T1">Unit 5: play and learning </text:span></text:p>
      <text:p text:style-name="P1"><text:span text:style-name="T1">5.3 Evaluate resources for:</text:span></text:p>
      <text:list text:style-name="L2">
        <text:list-item>
          <text:p text:style-name="P2"><text:span text:style-name="T1">Physical play </text:span></text:p>
        </text:list-item>
        <text:list-item>
          <text:p text:style-name="P2"><text:span text:style-name="T1">Creative play</text:span></text:p>
        </text:list-item>
        <text:list-item>
          <text:p text:style-name="P2"><text:span text:style-name="T1">imaginative play</text:span></text:p>
        </text:list-item>
        <text:list-item>
          <text:p text:style-name="P2"><text:span text:style-name="T1">sensory play</text:span></text:p>
        </text:list-item>
        <text:list-item>
          <text:p text:style-name="P2"><text:span text:style-name="T1">heuristic play</text:span></text:p>
        </text:list-item>
      </text:list>
      <text:p text:style-name="P3"><text:span text:style-name="T1">There are many resources for physical play, some of them being big enough to take up a whole wall within the nursery,this can take the role of a climbing frame for the older children to try out, they could also try to use a climbing frame to learn how to use their gross motor skills in every day life. There are many other resorces that are small enough for the children to be entertained whilest also helping their physcial development, these could be a small beanbag that they can throw around and that will help the children with their fine motor skills develop. They could also use a ball to kick around so that they can help the children to develop their gross motor skills in their legs. </text:span></text:p>
      <text:p text:style-name="P3"><text:span text:style-name="T1">The resources that you can use for creative play is a large peiece of paper taped to the floor and will be big enough for a group of children to gather around and do some markmaking on the piece of paper. This allows the children to play together whilst they are learning form each other. You can also make sure that the children have play dough to play with so that they can make their own creations and this is also a good way for the children to express how they are feeling throughout creative play. Play dough can also be used as a resource for imaginative play because the children will be using their imagination to create new things from their imagination. You can also set up a role playing area for the children to play in and use their imagination to play with other children,<text:s text:c="17"/></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